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officeooo:rsid="001b80e0" officeooo:paragraph-rsid="001b80e0"/>
    </style:style>
    <style:style style:name="P2" style:family="paragraph" style:parent-style-name="Standard">
      <style:paragraph-properties fo:text-align="start" style:justify-single-word="false"/>
      <style:text-properties officeooo:rsid="001b80e0" officeooo:paragraph-rsid="001fb0df"/>
    </style:style>
    <style:style style:name="P3" style:family="paragraph" style:parent-style-name="Standard">
      <style:paragraph-properties fo:text-align="start" style:justify-single-word="false"/>
      <style:text-properties officeooo:rsid="001e9696" officeooo:paragraph-rsid="001fb0df"/>
    </style:style>
    <style:style style:name="P4" style:family="paragraph" style:parent-style-name="Standard">
      <style:paragraph-properties fo:text-align="start" style:justify-single-word="false">
        <style:tab-stops/>
      </style:paragraph-properties>
      <style:text-properties officeooo:rsid="001e9696" officeooo:paragraph-rsid="001fb0df"/>
    </style:style>
    <style:style style:name="P5" style:family="paragraph" style:parent-style-name="Standard">
      <style:paragraph-properties fo:margin-left="2cm" fo:margin-right="0cm" fo:text-align="start" style:justify-single-word="false" fo:text-indent="0cm" style:auto-text-indent="false"/>
      <style:text-properties officeooo:rsid="00210654" officeooo:paragraph-rsid="00210654"/>
    </style:style>
    <style:style style:name="P6" style:family="paragraph" style:parent-style-name="Standard">
      <style:paragraph-properties fo:margin-left="2cm" fo:margin-right="0cm" fo:text-align="start" style:justify-single-word="false" fo:text-indent="0cm" style:auto-text-indent="false"/>
      <style:text-properties officeooo:rsid="00210654" officeooo:paragraph-rsid="00222944"/>
    </style:style>
    <style:style style:name="P7" style:family="paragraph" style:parent-style-name="Standard">
      <style:paragraph-properties fo:text-align="start" style:justify-single-word="false"/>
      <style:text-properties officeooo:rsid="00222944" officeooo:paragraph-rsid="00222944"/>
    </style:style>
    <style:style style:name="P8" style:family="paragraph" style:parent-style-name="Standard">
      <style:paragraph-properties fo:text-align="start" style:justify-single-word="false"/>
      <style:text-properties officeooo:rsid="002409e8" officeooo:paragraph-rsid="002409e8"/>
    </style:style>
    <style:style style:name="P9" style:family="paragraph" style:parent-style-name="Standard">
      <style:paragraph-properties fo:text-align="start" style:justify-single-word="false"/>
      <style:text-properties officeooo:rsid="002409e8" officeooo:paragraph-rsid="002aaecb"/>
    </style:style>
    <style:style style:name="P10" style:family="paragraph" style:parent-style-name="Standard">
      <style:paragraph-properties fo:text-align="center" style:justify-single-word="false"/>
      <style:text-properties fo:color="#ff0000" loext:opacity="100%" fo:font-size="15pt" fo:font-weight="bold" officeooo:rsid="001b80e0" officeooo:paragraph-rsid="001b80e0" style:font-size-asian="15pt" style:font-weight-asian="bold" style:font-size-complex="15pt" style:font-weight-complex="bold"/>
    </style:style>
    <style:style style:name="P11" style:family="paragraph" style:parent-style-name="Standard">
      <style:paragraph-properties fo:text-align="start" style:justify-single-word="false"/>
      <style:text-properties fo:font-weight="bold" officeooo:rsid="002409e8" officeooo:paragraph-rsid="002409e8" style:font-weight-asian="bold" style:font-weight-complex="bold"/>
    </style:style>
    <style:style style:name="P12" style:family="paragraph" style:parent-style-name="Standard">
      <style:paragraph-properties fo:text-align="start" style:justify-single-word="false"/>
      <style:text-properties fo:color="#127622" loext:opacity="100%" fo:font-weight="bold" officeooo:rsid="001b80e0" officeooo:paragraph-rsid="001b80e0" style:font-weight-asian="bold" style:font-weight-complex="bold"/>
    </style:style>
    <style:style style:name="P13" style:family="paragraph" style:parent-style-name="Standard">
      <style:paragraph-properties fo:text-align="start" style:justify-single-word="false"/>
      <style:text-properties fo:color="#127622" loext:opacity="100%" fo:font-weight="bold" officeooo:rsid="001e9696" officeooo:paragraph-rsid="001b80e0" style:font-weight-asian="bold" style:font-weight-complex="bold"/>
    </style:style>
    <style:style style:name="P14" style:family="paragraph" style:parent-style-name="Standard">
      <style:paragraph-properties fo:text-align="start" style:justify-single-word="false"/>
      <style:text-properties fo:color="#127622" loext:opacity="100%" fo:font-weight="bold" officeooo:rsid="001fb0df" officeooo:paragraph-rsid="001fb0df" style:font-weight-asian="bold" style:font-weight-complex="bold"/>
    </style:style>
    <style:style style:name="P15" style:family="paragraph" style:parent-style-name="Standard">
      <style:paragraph-properties fo:text-align="start" style:justify-single-word="false"/>
      <style:text-properties fo:color="#127622" loext:opacity="100%" fo:font-weight="bold" officeooo:rsid="00210654" officeooo:paragraph-rsid="001fb0df" style:font-weight-asian="bold" style:font-weight-complex="bold"/>
    </style:style>
    <style:style style:name="P16" style:family="paragraph" style:parent-style-name="Standard">
      <style:paragraph-properties fo:text-align="start" style:justify-single-word="false"/>
      <style:text-properties fo:color="#127622" loext:opacity="100%" fo:font-weight="bold" officeooo:rsid="00222944" officeooo:paragraph-rsid="00210654" style:font-weight-asian="bold" style:font-weight-complex="bold"/>
    </style:style>
    <style:style style:name="P17" style:family="paragraph" style:parent-style-name="Standard">
      <style:paragraph-properties fo:text-align="center" style:justify-single-word="false"/>
      <style:text-properties fo:color="#ff0000" loext:opacity="100%" fo:font-size="15pt" fo:font-weight="bold" officeooo:rsid="001b80e0" officeooo:paragraph-rsid="001b80e0" style:font-size-asian="15pt" style:font-weight-asian="bold" style:font-size-complex="15pt" style:font-weight-complex="bold"/>
    </style:style>
    <style:style style:name="P18" style:family="paragraph" style:parent-style-name="Standard" style:list-style-name="L1">
      <style:paragraph-properties fo:text-align="start" style:justify-single-word="false"/>
      <style:text-properties fo:font-size="15pt" fo:font-weight="bold" officeooo:rsid="001b80e0" officeooo:paragraph-rsid="001b80e0" style:font-size-asian="15pt" style:font-weight-asian="bold" style:font-size-complex="15pt" style:font-weight-complex="bold"/>
    </style:style>
    <style:style style:name="P19" style:family="paragraph" style:parent-style-name="Standard" style:list-style-name="L1">
      <style:paragraph-properties fo:text-align="start" style:justify-single-word="false"/>
      <style:text-properties fo:font-size="15pt" fo:font-weight="bold" officeooo:rsid="001e9696" officeooo:paragraph-rsid="001e9696" style:font-size-asian="15pt" style:font-weight-asian="bold" style:font-size-complex="15pt" style:font-weight-complex="bold"/>
    </style:style>
    <style:style style:name="P20" style:family="paragraph" style:parent-style-name="Standard" style:list-style-name="L1">
      <style:paragraph-properties fo:text-align="start" style:justify-single-word="false"/>
      <style:text-properties fo:font-size="15pt" fo:font-weight="bold" officeooo:rsid="001fb0df" officeooo:paragraph-rsid="001fb0df" style:font-size-asian="15pt" style:font-weight-asian="bold" style:font-size-complex="15pt" style:font-weight-complex="bold"/>
    </style:style>
    <style:style style:name="P21" style:family="paragraph" style:parent-style-name="Standard" style:list-style-name="L1">
      <style:paragraph-properties fo:text-align="start" style:justify-single-word="false"/>
      <style:text-properties fo:font-size="15pt" fo:font-weight="bold" officeooo:rsid="00222944" officeooo:paragraph-rsid="00222944" style:font-size-asian="15pt" style:font-weight-asian="bold" style:font-size-complex="15pt" style:font-weight-complex="bold"/>
    </style:style>
    <style:style style:name="P22" style:family="paragraph" style:parent-style-name="Standard" style:list-style-name="L1">
      <style:paragraph-properties fo:text-align="start" style:justify-single-word="false"/>
      <style:text-properties fo:font-size="15pt" fo:font-weight="bold" officeooo:rsid="002409e8" officeooo:paragraph-rsid="002409e8" style:font-size-asian="15pt" style:font-weight-asian="bold" style:font-size-complex="15pt" style:font-weight-complex="bold"/>
    </style:style>
    <style:style style:name="P23" style:family="paragraph" style:parent-style-name="Standard" style:list-style-name="L1">
      <style:paragraph-properties fo:text-align="start" style:justify-single-word="false"/>
      <style:text-properties fo:color="#000000" loext:opacity="100%" fo:font-size="15pt" fo:font-weight="bold" officeooo:rsid="00254864" officeooo:paragraph-rsid="00254864" style:font-size-asian="15pt" style:font-weight-asian="bold" style:font-size-complex="15pt" style:font-weight-complex="bold"/>
    </style:style>
    <style:style style:name="P24" style:family="paragraph" style:parent-style-name="Standard" style:list-style-name="L2">
      <style:paragraph-properties fo:margin-left="2cm" fo:margin-right="0cm" fo:text-align="start" style:justify-single-word="false" fo:text-indent="-0.635cm" style:auto-text-indent="false"/>
      <style:text-properties fo:font-weight="bold" officeooo:rsid="00210654" officeooo:paragraph-rsid="00210654" style:font-weight-asian="bold" style:font-weight-complex="bold"/>
    </style:style>
    <style:style style:name="P25" style:family="paragraph" style:parent-style-name="Standard" style:list-style-name="L5">
      <style:paragraph-properties fo:text-align="start" style:justify-single-word="false"/>
      <style:text-properties fo:font-weight="bold" officeooo:rsid="002409e8" officeooo:paragraph-rsid="002409e8" style:font-weight-asian="bold" style:font-weight-complex="bold"/>
    </style:style>
    <style:style style:name="P26" style:family="paragraph" style:parent-style-name="Standard" style:list-style-name="L3">
      <style:paragraph-properties fo:text-align="start" style:justify-single-word="false"/>
      <style:text-properties officeooo:rsid="00222944" officeooo:paragraph-rsid="00222944"/>
    </style:style>
    <style:style style:name="P27" style:family="paragraph" style:parent-style-name="Standard" style:list-style-name="L4">
      <style:paragraph-properties fo:text-align="start" style:justify-single-word="false"/>
      <style:text-properties officeooo:rsid="002409e8" officeooo:paragraph-rsid="002409e8"/>
    </style:style>
    <style:style style:name="T1" style:family="text">
      <style:text-properties officeooo:rsid="001c9ed5"/>
    </style:style>
    <style:style style:name="T2" style:family="text">
      <style:text-properties officeooo:rsid="001e9696"/>
    </style:style>
    <style:style style:name="T3" style:family="text">
      <style:text-properties officeooo:rsid="001fb0df"/>
    </style:style>
    <style:style style:name="T4" style:family="text">
      <style:text-properties officeooo:rsid="0020e5fc"/>
    </style:style>
    <style:style style:name="T5" style:family="text">
      <style:text-properties officeooo:rsid="00222944"/>
    </style:style>
    <style:style style:name="T6" style:family="text">
      <style:text-properties officeooo:rsid="002409e8"/>
    </style:style>
    <style:style style:name="T7" style:family="text">
      <style:text-properties fo:font-weight="bold" style:font-weight-asian="bold" style:font-weight-complex="bold"/>
    </style:style>
    <style:style style:name="T8" style:family="text">
      <style:text-properties fo:font-size="15pt" fo:font-weight="bold" style:font-size-asian="15pt" style:font-weight-asian="bold" style:font-size-complex="15pt" style:font-weight-complex="bold"/>
    </style:style>
    <style:style style:name="T9" style:family="text">
      <style:text-properties fo:font-variant="normal" fo:text-transform="none" fo:color="#000000" loext:opacity="100%" style:text-line-through-style="none" style:text-line-through-type="none" style:font-name="Arial" fo:font-size="10pt" fo:font-style="normal" style:text-underline-style="none" fo:font-weight="normal" style:text-blinking="false" fo:background-color="transparent" loext:char-shading-value="0"/>
    </style:style>
    <style:style style:name="T10" style:family="text">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11" style:family="text">
      <style:text-properties fo:font-size="12pt" style:font-size-asian="12pt" style:font-size-complex="12pt"/>
    </style:style>
    <style:style style:name="T12" style:family="text">
      <style:text-properties officeooo:rsid="002c4884"/>
    </style:style>
    <style:style style:name="T13" style:family="text">
      <style:text-properties officeooo:rsid="002cb586"/>
    </style:style>
    <style:style style:name="T14" style:family="text">
      <style:text-properties officeooo:rsid="002e40fa"/>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7.271cm" fo:text-indent="-0.635cm" fo:margin-left="7.27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7.906cm" fo:text-indent="-0.635cm" fo:margin-left="7.90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8.541cm" fo:text-indent="-0.635cm" fo:margin-left="8.54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9.176cm" fo:text-indent="-0.635cm" fo:margin-left="9.17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9.811cm" fo:text-indent="-0.635cm" fo:margin-left="9.81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0.446cm" fo:text-indent="-0.635cm" fo:margin-left="10.44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1.081cm" fo:text-indent="-0.635cm" fo:margin-left="11.08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1.716cm" fo:text-indent="-0.635cm" fo:margin-left="11.71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2.351cm" fo:text-indent="-0.635cm" fo:margin-left="12.35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2.986cm" fo:text-indent="-0.635cm" fo:margin-left="12.986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SESSION 1</text:p>
      <text:p text:style-name="P10">TAKEN BY RAGAV KUMAR V</text:p>
      <text:list xml:id="list2540369112" text:style-name="L1">
        <text:list-item>
          <text:p text:style-name="P18">FIRST BROWSER:</text:p>
        </text:list-item>
      </text:list>
      <text:p text:style-name="P1"><text:tab/>The first browser created was MOSAIC. Browser has been created initially not for a general peoples. Its was mainly created for the military purpose where documents has to be sent quickly and securely. It was also used to publish journal papers so that people can easily view.</text:p>
      <text:p text:style-name="P12"/>
      <text:list xml:id="list4102736194068" text:continue-numbering="true" text:style-name="L1">
        <text:list-item>
          <text:p text:style-name="P18">BIRTH OF NETSCAPE:</text:p>
        </text:list-item>
      </text:list>
      <text:p text:style-name="P1"><text:tab/><text:span text:style-name="T1">Netscape navigator is the famous browser of 1990’s which has a good interface of that time. Guys who involved in Netscape creation has then created the Firefox after the Netscape navigator has gone down on popularity.</text:span></text:p>
      <text:p text:style-name="P2"><text:tab/></text:p>
      <text:p text:style-name="P2"><text:span text:style-name="T1"><text:tab/>The popularity of the Netscape has gone down </text:span><text:span text:style-name="T2">by</text:span><text:span text:style-name="T1"> the birth of internet explorer. </text:span><text:span text:style-name="T2">IE has won by making the browser inbuilt in their OS.</text:span><text:span text:style-name="T1"> </text:span></text:p>
      <text:p text:style-name="P13"/>
      <text:list xml:id="list4103633363345" text:continue-numbering="true" text:style-name="L1">
        <text:list-item>
          <text:p text:style-name="P19">FIREFOX:</text:p>
        </text:list-item>
      </text:list>
      <text:p text:style-name="P3"><text:tab/>Created by the same creators of the Netscape navigator. Firefox survived along with the IE. even though IE was inbuilt in OS. It was slow but Firefox is better than IE <text:span text:style-name="T3">when considering the speed and user experience.</text:span></text:p>
      <text:p text:style-name="P14"/>
      <text:list xml:id="list4102880223853" text:continue-numbering="true" text:style-name="L1">
        <text:list-item>
          <text:p text:style-name="P20">BIRTH OF CHROME:</text:p>
        </text:list-item>
      </text:list>
      <text:p text:style-name="P4"><text:tab/><text:span text:style-name="T3">Chrome was created by the Google led by SundarPichai</text:span><text:span text:style-name="T4">(not a</text:span><text:span text:style-name="T12">s a</text:span><text:span text:style-name="T4"> programmer)</text:span><text:span text:style-name="T3">.</text:span></text:p>
      <text:p text:style-name="P15"/>
      <text:list xml:id="list4103554217374" text:continue-numbering="true" text:style-name="L1">
        <text:list-item>
          <text:p text:style-name="P23">WEBSITE DESIGN:</text:p>
        </text:list-item>
      </text:list>
      <text:list xml:id="list3196179283" text:style-name="L2">
        <text:list-item>
          <text:p text:style-name="P24">FRONT END:</text:p>
        </text:list-item>
      </text:list>
      <text:p text:style-name="P6"><text:tab/>What the user can see on a browser is the front end </text:p>
      <text:p text:style-name="P6"><text:tab/><text:span text:style-name="T5">React JS</text:span><text:tab/></text:p>
      <text:p text:style-name="P6"/>
      <text:list xml:id="list4102948648804" text:continue-numbering="true" text:style-name="L2">
        <text:list-item>
          <text:p text:style-name="P24">BACK END / SERVER:</text:p>
        </text:list-item>
      </text:list>
      <text:p text:style-name="P5"><text:tab/><text:span text:style-name="T5">Things that happen in th</text:span><text:span text:style-name="T13">e</text:span><text:span text:style-name="T5"> back.</text:span></text:p>
      <text:p text:style-name="P5"><text:tab/><text:span text:style-name="T5">Node JS express</text:span></text:p>
      <text:p text:style-name="P5"/>
      <text:list xml:id="list4102783560895" text:continue-numbering="true" text:style-name="L2">
        <text:list-item>
          <text:p text:style-name="P24">DATABASE</text:p>
        </text:list-item>
      </text:list>
      <text:p text:style-name="P5"><text:tab/><text:span text:style-name="T5">Data’s will be stored here</text:span></text:p>
      <text:p text:style-name="P5"><text:tab/><text:span text:style-name="T5">Mongo DB</text:span></text:p>
      <text:p text:style-name="P16"/>
      <text:list xml:id="list4103900517360" text:continue-list="list4103554217374" text:style-name="L1">
        <text:list-item>
          <text:p text:style-name="P21">REACT JS:</text:p>
        </text:list-item>
      </text:list>
      <text:p text:style-name="P7"><text:tab/>browser doesn’t understand React JS</text:p>
      <text:p text:style-name="P7"><text:tab/>browser can understand only,</text:p>
      <text:p text:style-name="P7"/>
      <text:list xml:id="list3184004746" text:style-name="L3">
        <text:list-item>
          <text:p text:style-name="P26">HTML</text:p>
        </text:list-item>
        <text:list-item>
          <text:p text:style-name="P26">CSS</text:p>
        </text:list-item>
        <text:list-item>
          <text:p text:style-name="P26">JS</text:p>
        </text:list-item>
      </text:list>
      <text:p text:style-name="P7"><text:tab/>Webpack is a compiler which acts as a translator to translate React <text:span text:style-name="T13">JS</text:span> <text:span text:style-name="T6">to HTML, CSS and JS so that the browser can understand.</text:span></text:p>
      <text:p text:style-name="P11"/>
      <text:list xml:id="list1648066040" text:style-name="L4">
        <text:list-item>
          <text:p text:style-name="P27"><text:span text:style-name="T7">HTML</text:span> – Like Skeleton</text:p>
        </text:list-item>
        <text:list-item>
          <text:p text:style-name="P27"><text:soft-page-break/><text:span text:style-name="T7">CSS</text:span> – Like Skin and Muscle</text:p>
        </text:list-item>
        <text:list-item>
          <text:p text:style-name="P27"><text:span text:style-name="T7">JS</text:span> – Like Brain</text:p>
        </text:list-item>
      </text:list>
      <text:p text:style-name="P8"/>
      <text:list xml:id="list4104117440039" text:continue-list="list4103900517360" text:style-name="L1">
        <text:list-item>
          <text:p text:style-name="P22">DIFFERENCE B/W WEBPAGE AND WEBAPP:</text:p>
        </text:list-item>
      </text:list>
      <text:list xml:id="list3074365704" text:style-name="L5">
        <text:list-item>
          <text:p text:style-name="P25">WEB PAGE:</text:p>
        </text:list-item>
      </text:list>
      <text:p text:style-name="P8"><text:tab/>User cannot interact. It will be static information where we can only read it but cant change anything or it wont change according to a users interaction.</text:p>
      <text:p text:style-name="P8"/>
      <text:list xml:id="list4102357009271" text:continue-numbering="true" text:style-name="L5">
        <text:list-item>
          <text:p text:style-name="P25">WEBAPP:</text:p>
        </text:list-item>
      </text:list>
      <text:p text:style-name="P8"><text:tab/>User can interact.</text:p>
      <text:p text:style-name="P8"><text:tab/>Eg:</text:p>
      <text:p text:style-name="P8"><text:tab/><text:tab/>user can comment, like, add or remove anything and it changes according to users interaction( it shows what the user need most)</text:p>
      <text:p text:style-name="P8"><text:tab/><text:span text:style-name="T14">e</text:span>g:</text:p>
      <text:p text:style-name="P8"><text:tab/><text:tab/>amazon,</text:p>
      <text:p text:style-name="P9"><text:tab/><text:tab/>google etc,. </text:p>
      <text:p text:style-name="P9"/>
      <text:p text:style-name="P9"><text:span text:style-name="T8">LINK FOR POWER POINT PRESENTATIONS PROVIDED BY THE GUVI:</text:span><text:tab/></text:p>
      <text:p text:style-name="P8"><text:bookmark text:name="docs-internal-guid-15c74d20-7fff-f6cc-73a9-cfb09176de7a"/><text:span text:style-name="T9"><text:tab/></text:span><text:span text:style-name="T10">https://github.com/reach2arunprakash/javascript-101/tree/master/ppt</text:span><text:span text:style-name="T11"> </text:span></text:p>
      <text:p text:style-name="P8"/>
      <text:p text:style-name="P7"><text:tab/></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0-28T00:41:01.603000000</dc:date>
    <meta:editing-duration>PT2H53M52S</meta:editing-duration>
    <meta:editing-cycles>8</meta:editing-cycles>
    <meta:generator>LibreOffice/7.2.1.2$Windows_X86_64 LibreOffice_project/87b77fad49947c1441b67c559c339af8f3517e22</meta:generator>
    <meta:document-statistic meta:table-count="0" meta:image-count="0" meta:object-count="0" meta:page-count="2" meta:paragraph-count="45" meta:word-count="355" meta:character-count="2019" meta:non-whitespace-character-count="1689"/>
  </office:meta>
</office:document-meta>
</file>